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BC000000DB5A55499DBA2D14C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</office:automatic-styles>
  <office:body>
    <office:drawing>
      <draw:page draw:name="page1" draw:style-name="dp1" draw:master-page-name="Прадвызначана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201000000BC000000DB5A55499DBA2D14C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be" fo:country="BY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Аб_27_ект_20_без_20_заліўкі_20_і_20_ліній" style:display-name="Аб'ект без заліўкі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Прадвызначана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15T19:07:05.352000000</meta:creation-date>
    <dc:date>2024-09-15T21:03:59.335000000</dc:date>
    <meta:editing-duration>PT19M2S</meta:editing-duration>
    <meta:editing-cycles>1</meta:editing-cycles>
    <meta:document-statistic meta:object-count="0"/>
    <meta:generator>LibreOffice/7.1.4.2$Windows_X86_64 LibreOffice_project/a529a4fab45b75fefc5b6226684193eb000654f6</meta:generator>
  </office:meta>
</office:document-meta>
</file>